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ultDAOImpl.getActivit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DAOImpl.FaultDAO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aultDAOImpl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DAOImpl.getExpla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DAOImpl.FaultDAOImpl( QName faultName , String explanation , int faultLineNo , int activityId , Element fault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ultDAOImpl.getLine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DAOImpl.getDat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